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55.28mm"/>
    </style:style>
    <style:style style:name="co4" style:family="table-column">
      <style:table-column-properties fo:break-before="auto" style:column-width="43.29mm"/>
    </style:style>
    <style:style style:name="ro1" style:family="table-row">
      <style:table-row-properties style:row-height="12.4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233.5mm" fo:break-before="auto" style:use-optimal-row-height="true"/>
    </style:style>
    <style:style style:name="ro4" style:family="table-row">
      <style:table-row-properties style:row-height="276.95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23.33mm" fo:break-before="auto" style:use-optimal-row-height="true"/>
    </style:style>
    <style:style style:name="ro9" style:family="table-row">
      <style:table-row-properties style:row-height="20.27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16.39mm" fo:break-before="auto" style:use-optimal-row-height="true"/>
    </style:style>
    <style:style style:name="ro12" style:family="table-row">
      <style:table-row-properties style:row-height="20.36mm" fo:break-before="auto" style:use-optimal-row-height="true"/>
    </style:style>
    <style:style style:name="ro13" style:family="table-row">
      <style:table-row-properties style:row-height="8.45mm" fo:break-before="auto" style:use-optimal-row-height="true"/>
    </style:style>
    <style:style style:name="ro14" style:family="table-row">
      <style:table-row-properties style:row-height="28.29mm" fo:break-before="auto" style:use-optimal-row-height="true"/>
    </style:style>
    <style:style style:name="ro15" style:family="table-row">
      <style:table-row-properties style:row-height="32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84"/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SNO</text:p>
          </table:table-cell>
          <table:table-cell table:style-name="ce1" office:value-type="string" calcext:value-type="string">
            <text:p>Release Version</text:p>
          </table:table-cell>
          <table:table-cell table:style-name="ce1" office:value-type="string" calcext:value-type="string">
            <text:p>Release To</text:p>
          </table:table-cell>
          <table:table-cell table:style-name="ce1" office:value-type="string" calcext:value-type="string">
            <text:p>Release Date</text:p>
          </table:table-cell>
          <table:table-cell table:style-name="ce1" office:value-type="string" calcext:value-type="string">
            <text:p>Modules Impact</text:p>
          </table:table-cell>
          <table:table-cell table:style-name="ce1" office:value-type="string" calcext:value-type="string">
            <text:p>Screen Impact</text:p>
          </table:table-cell>
          <table:table-cell table:style-name="ce1" office:value-type="string" calcext:value-type="string">
            <text:p>Folder Impact</text:p>
          </table:table-cell>
          <table:table-cell table:style-name="ce1" office:value-type="string" calcext:value-type="string">
            <text:p>Files Impact</text:p>
          </table:table-cell>
          <table:table-cell table:style-name="ce1" office:value-type="string" calcext:value-type="string">
            <text:p>Bug Tag id</text:p>
          </table:table-cell>
          <table:table-cell table:style-name="ce1" office:value-type="string" calcext:value-type="string">
            <text:p>Reason 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Is Develop Version Tested</text:p>
          </table:table-cell>
          <table:table-cell table:style-name="ce1" office:value-type="string" calcext:value-type="string">
            <text:p>Release By</text:p>
          </table:table-cell>
          <table:table-cell table:style-name="ce1" office:value-type="string" calcext:value-type="string">
            <text:p>File Location</text:p>
          </table:table-cell>
          <table:table-cell table:style-name="ce9" office:value-type="string" calcext:value-type="string">
            <text:p>Raised By</text:p>
          </table:table-cell>
          <table:table-cell table:style-name="ce4"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D_2.1</text:p>
          </table:table-cell>
          <table:table-cell table:style-name="ce2" office:value-type="string" calcext:value-type="string">
            <text:p>25-TEST</text:p>
          </table:table-cell>
          <table:table-cell table:style-name="ce6" office:value-type="string" calcext:value-type="string">
            <text:p>2018-08-07</text:p>
          </table:table-cell>
          <table:table-cell table:style-name="ce2" office:value-type="string" calcext:value-type="string">
            <text:p>1) Master</text:p>
            <text:p>2) FET</text:p>
            <text:p>3) Purchase</text:p>
          </table:table-cell>
          <table:table-cell table:style-name="ce2" office:value-type="string" calcext:value-type="string">
            <text:p>1) Customer</text:p>
            <text:p>2) Common</text:p>
            <text:p>Collection View</text:p>
          </table:table-cell>
          <table:table-cell table:style-name="ce8" table:number-columns-repeated="5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Maruthi</text:p>
          </table:table-cell>
          <table:table-cell table:style-name="ce2" office:value-type="string" calcext:value-type="string">
            <text:p>/tallyserver/d/BACK%20UP/DEMO/Bigflow/2018/august/7/2</text:p>
          </table:table-cell>
          <table:table-cell table:style-name="ce8"/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D_2.2</text:p>
          </table:table-cell>
          <table:table-cell table:style-name="ce2" office:value-type="string" calcext:value-type="string">
            <text:p>25-TEST</text:p>
          </table:table-cell>
          <table:table-cell table:style-name="ce6" office:value-type="string" calcext:value-type="string">
            <text:p>2018-08-24</text:p>
          </table:table-cell>
          <table:table-cell table:style-name="ce2" office:value-type="string" calcext:value-type="string">
            <text:p>1)Master</text:p>
            <text:p>2)Transcation </text:p>
            <text:p>3)static</text:p>
          </table:table-cell>
          <table:table-cell table:style-name="ce2" office:value-type="string" calcext:value-type="string">
            <text:p>employee mapping</text:p>
            <text:p>fet_review</text:p>
          </table:table-cell>
          <table:table-cell table:style-name="ce2" office:value-type="string" calcext:value-type="string">
            <text:p>1)master</text:p>
            <text:p>2)transcation</text:p>
            <text:p>3)templates</text:p>
            <text:p>4)scripts</text:p>
          </table:table-cell>
          <table:table-cell table:style-name="ce2" office:value-type="string" calcext:value-type="string">
            <text:p>master-template-bigflow_mst_executivemapping.html</text:p>
            <text:p>transcation/templates/fet/fet_salesorder.html</text:p>
            <text:p>transcation/templates/fet/fet_addschedule.html</text:p>
            <text:p>transcation/templates/fet/fet_approval.html</text:p>
            <text:p>transcation/templates/fet/fet_preschedule.html</text:p>
            <text:p>transcation/views.py</text:p>
            <text:p>transcation/Model/mFET.py</text:p>
            <text:p>master/templates/employee/bigflow_mst_executivemapping.html</text:p>
            <text:p>master/Model/mMater.py</text:p>
            <text:p>master/Model/mVariable.py</text:p>
            <text:p>master/views.py</text:p>
            <text:p>templates/Shared/comment.html"</text:p>
            <text:p>static/script/common.js</text:p>
            <text:p>templates/Shared/toast.html</text:p>
          </table:table-cell>
          <table:table-cell table:style-name="ce2" office:value-type="string" calcext:value-type="string">
            <text:p>1)Excutive mapping with history and active data to be displayed</text:p>
            <text:p>2)Reverse&lt;- option is not working from direct entry edit scrfeen</text:p>
            <text:p>3)Error in unschedule page while pressing reverse option</text:p>
            <text:p>4)FET Review Report - option to filter status(Approved/Reject) with date parameter</text:p>
            <text:p>5)FET Review - provide one more filter for Approve/Reject/empty. By default value should be empty</text:p>
            <text:p>6)Sales PO number is updated as null when it is updated as empty</text:p>
            <text:p>7)In all sales pages - executives name to be displayed in drop down is sales people(i.e dept=sale)</text:p>
            <text:p>8)FET Review - Booking sale with qty &amp; Amt for all sales</text:p>
            <text:p>9)Comments to be plugged in(Sales order/Customer/each product in sale/collection)</text:p>
            <text:p>10)Toast</text:p>
          </table:table-cell>
          <table:table-cell table:style-name="ce8"/>
          <table:table-cell table:style-name="ce2" office:value-type="string" calcext:value-type="string">
            <text:p>sp_Comments_Get</text:p>
            <text:p>sp_Comments_Set</text:p>
            <text:p>sp_executivemapping_get</text:p>
            <text:p>sp_executivemapping_set</text:p>
          </table:table-cell>
          <table:table-cell table:style-name="ce8" table:number-columns-repeated="4"/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D_2.3</text:p>
          </table:table-cell>
          <table:table-cell table:style-name="ce2" office:value-type="string" calcext:value-type="string">
            <text:p>25-TEST</text:p>
          </table:table-cell>
          <table:table-cell table:style-name="ce6" office:value-type="string" calcext:value-type="string">
            <text:p>2018-08-28</text:p>
          </table:table-cell>
          <table:table-cell table:style-name="ce2" office:value-type="string" calcext:value-type="string">
            <text:p>1)Purchase</text:p>
          </table:table-cell>
          <table:table-cell table:style-name="ce2" office:value-type="string" calcext:value-type="string">
            <text:p>All</text:p>
          </table:table-cell>
          <table:table-cell table:style-name="ce2" office:value-type="string" calcext:value-type="string">
            <text:p>1)Purchase</text:p>
          </table:table-cell>
          <table:table-cell table:style-name="ce8" table:number-columns-repeated="5"/>
          <table:table-cell table:style-name="ce2" office:value-type="string" calcext:value-type="string">
            <text:p>Selva</text:p>
          </table:table-cell>
          <table:table-cell table:style-name="ce2" office:value-type="string" calcext:value-type="string">
            <text:p>/tallyserver/d/BACKUiP/DEMO/Bigflow/2018/august/27</text:p>
          </table:table-cell>
          <table:table-cell table:style-name="ce8"/>
          <table:table-cell table:number-columns-repeated="1009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D_2.4</text:p>
          </table:table-cell>
          <table:table-cell table:style-name="ce2" office:value-type="string" calcext:value-type="string">
            <text:p>25-TEST</text:p>
          </table:table-cell>
          <table:table-cell table:style-name="ce6" office:value-type="string" calcext:value-type="string">
            <text:p>2018-08-28</text:p>
          </table:table-cell>
          <table:table-cell table:style-name="ce2" office:value-type="string" calcext:value-type="string">
            <text:p>1)Transcation</text:p>
            <text:p>2)Master</text:p>
            <text:p>3)UOM</text:p>
          </table:table-cell>
          <table:table-cell table:style-name="ce2" office:value-type="string" calcext:value-type="string">
            <text:p>Fet_review</text:p>
            <text:p>execl for customer</text:p>
            <text:p>excel for executive mapping</text:p>
            <text:p>change password</text:p>
            <text:p>executive mapping vs customer</text:p>
          </table:table-cell>
          <table:table-cell table:style-name="ce2" office:value-type="string" calcext:value-type="string">
            <text:p>1)Transcation</text:p>
            <text:p>2)Master</text:p>
            <text:p>3)UOM</text:p>
          </table:table-cell>
          <table:table-cell table:style-name="ce2" office:value-type="string" calcext:value-type="string">
            <text:p>transcation/templates/FET/fet_review.html</text:p>
            <text:p>transcation/views.py</text:p>
            <text:p>Master/templates/Customer/bigflow_mst_customer.html</text:p>
            <text:p>Master/templates/employee/bigflow_mst_executivemapping.html</text:p>
            <text:p>Master/views.py</text:p>
            <text:p>Master/Model/mVariable.py</text:p>
            <text:p>UserMgmt/templates/user_changePassword.html</text:p>
            <text:p>transcation/templates/FET/fet_DirectSale.html</text:p>
            <text:p>transcation/templates/FET/fet_preschedule.html</text:p>
          </table:table-cell>
          <table:table-cell table:style-name="ce2" office:value-type="string" calcext:value-type="string">
            <text:p>1)Collection executives vs customer mapping, also provide option to schedule a customer for collection</text:p>
            <text:p>2)FET Review - filter need customer location and customer group, drop down is not clear post selection also need auto complete search</text:p>
            <text:p>3)Change Password - if the entered password(new) and confirmed password is not identical, then system should throw error message</text:p>
            <text:p>4)Excel option to be provided for customer with pincode as per Sally</text:p>
            <text:p>5)Excel option to be provided for customer as per Sally</text:p>
            <text:p>6)Executive mapping for customer- excel download to be provided</text:p>
            <text:p>7)Direct outcome, remove "status" colum(next to Type column)</text:p>
            <text:p>8)From scheduled page, if user click on Direct outcome page, then the name of the customer to be carry forwarded for any type schedules(Booking,Collxn,service….)</text:p>
          </table:table-cell>
          <table:table-cell table:style-name="ce8"/>
          <table:table-cell table:style-name="ce2" office:value-type="string" calcext:value-type="string">
            <text:p>1.sp_custemp_get</text:p>
            <text:p>2.sp_customer_get</text:p>
            <text:p>3.sp_FETReview_Get</text:p>
            <text:p>4.sp_Loctionpincode_Get</text:p>
            <text:p>5.sp_AllTableValues_Get</text:p>
            <text:p>6.sp_executivemapping_get</text:p>
          </table:table-cell>
          <table:table-cell table:style-name="ce8" table:number-columns-repeated="4"/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D_2.5</text:p>
          </table:table-cell>
          <table:table-cell table:style-name="ce2" office:value-type="string" calcext:value-type="string">
            <text:p>25-TEST</text:p>
          </table:table-cell>
          <table:table-cell table:style-name="ce6" office:value-type="string" calcext:value-type="string">
            <text:p>2018-08-30</text:p>
          </table:table-cell>
          <table:table-cell table:style-name="ce2" office:value-type="string" calcext:value-type="string">
            <text:p>1)Purchase</text:p>
          </table:table-cell>
          <table:table-cell table:style-name="ce2" office:value-type="string" calcext:value-type="string">
            <text:p>po </text:p>
          </table:table-cell>
          <table:table-cell table:style-name="ce2" office:value-type="string" calcext:value-type="string">
            <text:p>1)purchase</text:p>
          </table:table-cell>
          <table:table-cell table:style-name="ce2" office:value-type="string" calcext:value-type="string">
            <text:p>Purchase/template/pur_Createpo_index.html</text:p>
            <text:p>Purchase/views.py</text:p>
          </table:table-cell>
          <table:table-cell table:style-name="ce8" table:number-columns-repeated="7"/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T_2.1</text:p>
          </table:table-cell>
          <table:table-cell table:style-name="ce2" office:value-type="string" calcext:value-type="string">
            <text:p>25-DEMO</text:p>
          </table:table-cell>
          <table:table-cell table:style-name="ce6" office:value-type="string" calcext:value-type="string">
            <text:p>2018-08-31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 [~Bigflow/API]</text:p>
          </table:table-cell>
          <table:table-cell table:style-name="ce2" office:value-type="string" calcext:value-type="string">
            <text:p>API/urls.py</text:p>
            <text:p>API/views.py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Yes</text:p>
          </table:table-cell>
          <table:table-cell table:style-name="ce8"/>
          <table:table-cell table:style-name="ce2" office:value-type="string" calcext:value-type="string">
            <text:p>-</text:p>
          </table:table-cell>
          <table:table-cell table:style-name="ce8"/>
          <table:table-cell table:number-columns-repeated="1009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T_2.2</text:p>
          </table:table-cell>
          <table:table-cell table:style-name="ce2" office:value-type="string" calcext:value-type="string">
            <text:p>25-DEMO</text:p>
          </table:table-cell>
          <table:table-cell table:style-name="ce6" office:value-type="string" calcext:value-type="string">
            <text:p>2018-09-01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 [~Bigflow/API]</text:p>
          </table:table-cell>
          <table:table-cell table:style-name="ce2" office:value-type="string" calcext:value-type="string">
            <text:p>API/urls.py</text:p>
            <text:p>API/views.py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Yes</text:p>
          </table:table-cell>
          <table:table-cell table:style-name="ce8" table:number-columns-repeated="3"/>
          <table:table-cell table:number-columns-repeated="1009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UAT_2.0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03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 [~Bigflow/API]</text:p>
          </table:table-cell>
          <table:table-cell table:style-name="ce2" office:value-type="string" calcext:value-type="string">
            <text:p>API/views.py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Yes</text:p>
          </table:table-cell>
          <table:table-cell table:style-name="ce8" table:number-columns-repeated="3"/>
          <table:table-cell table:number-columns-repeated="1009"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BT_2.2</text:p>
          </table:table-cell>
          <table:table-cell table:style-name="ce2" office:value-type="string" calcext:value-type="string">
            <text:p>25-DEMO</text:p>
          </table:table-cell>
          <table:table-cell table:style-name="ce6" office:value-type="string" calcext:value-type="string">
            <text:p>2018-09-03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ransaction</text:p>
            <text:p>API</text:p>
          </table:table-cell>
          <table:table-cell table:style-name="ce2" office:value-type="string" calcext:value-type="string">
            <text:p>API/Views.py</text:p>
            <text:p>Transaction/Views.py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No</text:p>
          </table:table-cell>
          <table:table-cell table:style-name="ce8" table:number-columns-repeated="3"/>
          <table:table-cell table:number-columns-repeated="1009"/>
        </table:table-row>
        <table:table-row table:style-name="ro6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UAT_2.1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04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 [~Bigflow/API]</text:p>
            <text:p>Transaction</text:p>
          </table:table-cell>
          <table:table-cell table:style-name="ce2" office:value-type="string" calcext:value-type="string">
            <text:p>API/views.py</text:p>
            <text:p>Transaction/Views.py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Yes</text:p>
          </table:table-cell>
          <table:table-cell table:style-name="ce8" table:number-columns-repeated="3"/>
          <table:table-cell table:number-columns-repeated="1009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BT_2.3</text:p>
          </table:table-cell>
          <table:table-cell table:style-name="ce2" office:value-type="string" calcext:value-type="string">
            <text:p>25-DEMO</text:p>
          </table:table-cell>
          <table:table-cell table:style-name="ce6" office:value-type="string" calcext:value-type="string">
            <text:p>2018-09-04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API/views.py</text:p>
            <text:p>API/urls.py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Yes</text:p>
          </table:table-cell>
          <table:table-cell table:style-name="ce8" table:number-columns-repeated="3"/>
          <table:table-cell table:number-columns-repeated="1009"/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UAT_2.2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04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API/views.py</text:p>
            <text:p>API/urls.py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string" calcext:value-type="string">
            <text:p>Yes</text:p>
          </table:table-cell>
          <table:table-cell table:style-name="ce8" table:number-columns-repeated="3"/>
          <table:table-cell table:number-columns-repeated="1009"/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BD_2.6</text:p>
          </table:table-cell>
          <table:table-cell table:style-name="ce2" office:value-type="string" calcext:value-type="string">
            <text:p>25-TEST</text:p>
          </table:table-cell>
          <table:table-cell table:style-name="ce6" office:value-type="string" calcext:value-type="string">
            <text:p>2018-09-04</text:p>
          </table:table-cell>
          <table:table-cell table:style-name="ce2" office:value-type="string" calcext:value-type="string">
            <text:p>1)Master</text:p>
            <text:p>2)Transcation </text:p>
            <text:p>3)UserMgmt</text:p>
            <text:p>4) Core</text:p>
          </table:table-cell>
          <table:table-cell table:style-name="ce2" office:value-type="string" calcext:value-type="string">
            <text:p>1)employee</text:p>
            <text:p>2)executivemapping</text:p>
            <text:p>3)city</text:p>
            <text:p>4)fet_review</text:p>
            <text:p>5)change password</text:p>
            <text:p>6)customer</text:p>
          </table:table-cell>
          <table:table-cell table:style-name="ce2" office:value-type="string" calcext:value-type="string">
            <text:p>1)master2)core3)transcation4)static</text:p>
          </table:table-cell>
          <table:table-cell table:style-name="ce2" office:value-type="string" calcext:value-type="string">
            <text:p>1)Master/templates/City</text:p>
            <text:p>2)Master/templates/customer/bigflow_mst_customer.html</text:p>
            <text:p>3)Master/templates/customer/bigflow_mst_customercreate.html</text:p>
            <text:p>4)Master/templates/employee/bigflow_mst_employee.html</text:p>
            <text:p>5)Master/templates/employee/bigflow_mst_executivemapping.html</text:p>
            <text:p>6)Master/views.py</text:p>
            <text:p>7)Master/Model/mMasters.py</text:p>
            <text:p>8)Master/Model/mVariable.py</text:p>
            <text:p>9)Master/urls.py</text:p>
            <text:p>10)static/Scripts/Common/angularCommon.js</text:p>
            <text:p>11)Transaction/templates/FET/fet_allsaledetails.html</text:p>
            <text:p>12)Transaction/templates/FET/fet_rep_review.html</text:p>
            <text:p>13)Transaction/templates/FET/fet_perschedule.html</text:p>
            <text:p>14)Transaction/templates/FET/fet_DirectEntry.html</text:p>
            <text:p>15)Transaction/templates/FET/fet_DirectSale.html</text:p>
            <text:p>16)Transaction/templates/FET/fet_allsaledatails.html</text:p>
            <text:p>17)Transaction/templates/FET/fet_SalesCreate.html</text:p>
            <text:p>18)Transaction/templates/FET/fet_salesorder.html</text:p>
            <text:p>19)Transaction/views.py</text:p>
            <text:p>20)Transaction/Model/mFET.py</text:p>
            <text:p>21)Transaction/Model/mSales.py</text:p>
            <text:p>22)UserMgmt/templates/user_changePassword.html</text:p>
            <text:p>23)urls.py</text:p>
            <text:p>24) Core/Views.py </text:p>
            <text:p>25) Static/Content/Maincontent.css</text:p>
          </table:table-cell>
          <table:table-cell table:style-name="ce2" office:value-type="string" calcext:value-type="string">
            <text:p>1)City Master:: To add New City. :: [Include Pincode, District, State]. *** data to be updated in sally</text:p>
            <text:p>2)Alert message to be shown while click /exit from the home screen(Welcome page)</text:p>
            <text:p>3) UI - IP address /or device id to be captured</text:p>
            <text:p>4) All sale details(i.e scheduled or unsechdulled) to be displayed as a report</text:p>
            <text:p>5)Outstanding total - displays wrong values, instead of display all outstanding it displays few records totl</text:p>
            <text:p>6) FET Review - provide one more filter for Approve/Reject/empty. By default value should be empty</text:p>
            <text:p>7)Excutive mapping with history and active data to be displayed</text:p>
            <text:p>8)Billing Name field to be included in customer master aslo provide the option to search and select the same</text:p>
            <text:p>9) Change Password - if the entered password(new) and confirmed password is not identical, then system should throw error message</text:p>
            <text:p>10)FET Review report - View option for HO sale admin team</text:p>
            <text:p>11)Collection Details - customer name and title customer are mismatched</text:p>
            <text:p>12)Direct Entry - Changes required as follows, when executive/collection executives/sales manager want to add sale/collection then system should allow us to select executive name from the drop down and the customers to be listed based selection</text:p>
            <text:p>13)</text:p>
          </table:table-cell>
          <table:table-cell table:style-name="ce8" table:number-columns-repeated="6"/>
          <table:table-cell table:number-columns-repeated="1009"/>
        </table:table-row>
        <table:table-row table:style-name="ro5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UAT_2.3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1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  <text:p>2) API/url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</text:p>
          </table:table-cell>
          <table:table-cell table:style-name="ce8"/>
          <table:table-cell table:number-columns-repeated="1009"/>
        </table:table-row>
        <table:table-row table:style-name="ro7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UAT_2.4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1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pdate</text:p>
          </table:table-cell>
          <table:table-cell table:style-name="ce8"/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</text:p>
          </table:table-cell>
          <table:table-cell table:style-name="ce8"/>
          <table:table-cell table:number-columns-repeated="1009"/>
        </table:table-row>
        <table:table-row table:style-name="ro9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UAT_2.5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1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API/views.py</text:p>
            <text:p>2)Bigflow/Transaction/Model/mFET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sp_Product_Get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</text:p>
          </table:table-cell>
          <table:table-cell table:style-name="ce8"/>
          <table:table-cell table:number-columns-repeated="1009"/>
        </table:table-row>
        <table:table-row table:style-name="ro9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BT_2.4</text:p>
          </table:table-cell>
          <table:table-cell table:style-name="ce2" office:value-type="string" calcext:value-type="string">
            <text:p>25-DEMO</text:p>
          </table:table-cell>
          <table:table-cell table:style-name="ce6" office:value-type="string" calcext:value-type="string">
            <text:p>2018-09-15</text:p>
          </table:table-cell>
          <table:table-cell table:style-name="ce2" office:value-type="string" calcext:value-type="string">
            <text:p>- Core,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,Core</text:p>
          </table:table-cell>
          <table:table-cell table:style-name="ce2" office:value-type="string" calcext:value-type="string">
            <text:p>1) API/Views.py</text:p>
            <text:p>2) Bigflow/Core/class1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sp_Latlong_Set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</text:p>
          </table:table-cell>
          <table:table-cell table:style-name="ce8"/>
          <table:table-cell table:number-columns-repeated="1009"/>
        </table:table-row>
        <table:table-row table:style-name="ro7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BT_2.5</text:p>
          </table:table-cell>
          <table:table-cell table:style-name="ce2" office:value-type="string" calcext:value-type="string">
            <text:p>25-DEMO</text:p>
          </table:table-cell>
          <table:table-cell table:style-name="ce6" office:value-type="string" calcext:value-type="string">
            <text:p>2018-09-15</text:p>
          </table:table-cell>
          <table:table-cell table:style-name="ce2" office:value-type="string" calcext:value-type="string">
            <text:p>API</text:p>
          </table:table-cell>
          <table:table-cell table:style-name="ce8"/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</text:p>
          </table:table-cell>
          <table:table-cell table:style-name="ce8"/>
          <table:table-cell table:number-columns-repeated="1009"/>
        </table:table-row>
        <table:table-row table:style-name="ro9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UAT_2.6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15</text:p>
          </table:table-cell>
          <table:table-cell table:style-name="ce2" office:value-type="string" calcext:value-type="string">
            <text:p>- Core,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,Core</text:p>
          </table:table-cell>
          <table:table-cell table:style-name="ce2" office:value-type="string" calcext:value-type="string">
            <text:p>1) API/Views.py</text:p>
            <text:p>2) Bigflow/Core/class1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sp_Latlong_Set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</text:p>
          </table:table-cell>
          <table:table-cell table:style-name="ce8"/>
          <table:table-cell table:number-columns-repeated="1009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AT_2.7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15</text:p>
          </table:table-cell>
          <table:table-cell table:style-name="ce2" office:value-type="string" calcext:value-type="string">
            <text:p>API</text:p>
          </table:table-cell>
          <table:table-cell table:style-name="ce8"/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</text:p>
          </table:table-cell>
          <table:table-cell table:style-name="ce8"/>
          <table:table-cell table:number-columns-repeated="1009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UAT_2.8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17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8" table:number-columns-repeated="2"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sp_Product_Get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7 server Sally</text:p>
          </table:table-cell>
          <table:table-cell table:style-name="ce8"/>
          <table:table-cell table:number-columns-repeated="1009"/>
        </table:table-row>
        <table:table-row table:style-name="ro5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UAT_2.9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18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  <text:p>2) API/url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sp_Employee_Get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, </text:p>
            <text:p>SP in 7-Sally Server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BT_2.6</text:p>
          </table:table-cell>
          <table:table-cell table:style-name="ce2" office:value-type="string" calcext:value-type="string">
            <text:p>25-DEMO</text:p>
          </table:table-cell>
          <table:table-cell table:style-name="ce6" office:value-type="string" calcext:value-type="string">
            <text:p>2018-09-24</text:p>
          </table:table-cell>
          <table:table-cell table:style-name="ce2" office:value-type="string" calcext:value-type="string">
            <text:p>API,F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,Transaction</text:p>
          </table:table-cell>
          <table:table-cell table:style-name="ce2" office:value-type="string" calcext:value-type="string">
            <text:p>1) Transaction/Model/mFET.py</text:p>
            <text:p>2) API/views.py</text:p>
            <text:p>3) API/url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sp_FETScheduleAPI_Get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.</text:p>
            <text:p>Sally Server-7 - for SP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AT_3.0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24</text:p>
          </table:table-cell>
          <table:table-cell table:style-name="ce2" office:value-type="string" calcext:value-type="string">
            <text:p>API,FE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,Transaction</text:p>
          </table:table-cell>
          <table:table-cell table:style-name="ce2" office:value-type="string" calcext:value-type="string">
            <text:p>1) Transaction/Model/mFET.py</text:p>
            <text:p>2) API/views.py</text:p>
            <text:p>3) API/url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sp_FETScheduleAPI_Get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.</text:p>
            <text:p>Sally Server-7 - for SP</text:p>
          </table:table-cell>
          <table:table-cell table:style-name="ce8"/>
          <table:table-cell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BT_2.7</text:p>
          </table:table-cell>
          <table:table-cell table:style-name="ce2" office:value-type="string" calcext:value-type="string">
            <text:p>25-DEMO</text:p>
          </table:table-cell>
          <table:table-cell table:style-name="ce6" office:value-type="string" calcext:value-type="string">
            <text:p>2018-09-25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  <text:p>2) API/url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sp_FETScheduleAPI_Get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.</text:p>
            <text:p>Sally Server-7 - for SP</text:p>
          </table:table-cell>
          <table:table-cell table:style-name="ce8"/>
          <table:table-cell table:number-columns-repeated="1009"/>
        </table:table-row>
        <table:table-row table:style-name="ro6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UAT_3.1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25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  <text:p>2) API/url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sp_FETScheduleAPI_Get [Plz Take a again]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.</text:p>
            <text:p>Sally Server-7 - for SP</text:p>
          </table:table-cell>
          <table:table-cell table:style-name="ce8"/>
          <table:table-cell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BT_2.7</text:p>
          </table:table-cell>
          <table:table-cell table:style-name="ce2" office:value-type="string" calcext:value-type="string">
            <text:p>25-DEMO</text:p>
          </table:table-cell>
          <table:table-cell table:style-name="ce6" office:value-type="string" calcext:value-type="string">
            <text:p>2018-09-26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  <text:p>2) API/url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pdate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</text:p>
          </table:table-cell>
          <table:table-cell table:style-name="ce8"/>
          <table:table-cell table:number-columns-repeated="1009"/>
        </table:table-row>
        <table:table-row table:style-name="ro7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BT_2.8</text:p>
          </table:table-cell>
          <table:table-cell table:style-name="ce2" office:value-type="string" calcext:value-type="string">
            <text:p>25-DEMO</text:p>
          </table:table-cell>
          <table:table-cell table:style-name="ce6" office:value-type="string" calcext:value-type="string">
            <text:p>2018-09-27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pdate-Test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</text:p>
          </table:table-cell>
          <table:table-cell table:style-name="ce8"/>
          <table:table-cell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UAT_3.2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27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  <text:p>2) API/url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Update-777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.</text:p>
          </table:table-cell>
          <table:table-cell table:style-name="ce8"/>
          <table:table-cell table:number-columns-repeated="1009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BT_2.9</text:p>
          </table:table-cell>
          <table:table-cell table:style-name="ce2" office:value-type="string" calcext:value-type="string">
            <text:p>25-DEMO</text:p>
          </table:table-cell>
          <table:table-cell table:style-name="ce6" office:value-type="string" calcext:value-type="string">
            <text:p>2018-09-28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  <text:p>2) API/view_service.py</text:p>
            <text:p>3) API/url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.</text:p>
          </table:table-cell>
          <table:table-cell table:style-name="ce8"/>
          <table:table-cell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UAT_3.3</text:p>
          </table:table-cell>
          <table:table-cell table:style-name="ce2" office:value-type="string" calcext:value-type="string">
            <text:p>96-UAT</text:p>
          </table:table-cell>
          <table:table-cell table:style-name="ce6" office:value-type="string" calcext:value-type="string">
            <text:p>2018-09-28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PI</text:p>
          </table:table-cell>
          <table:table-cell table:style-name="ce2" office:value-type="string" calcext:value-type="string">
            <text:p>1) API/views.py</text:p>
            <text:p>2) API/view_service.py</text:p>
            <text:p>3) API/urls.py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lter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K</text:p>
          </table:table-cell>
          <table:table-cell table:style-name="ce8"/>
          <table:table-cell table:style-name="ce2" office:value-type="string" calcext:value-type="string">
            <text:p>SVN.[Fresh ]</text:p>
          </table:table-cell>
          <table:table-cell table:style-name="ce8"/>
          <table:table-cell table:number-columns-repeated="1009"/>
        </table:table-row>
        <table:table-row table:style-name="ro10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BD_2.6</text:p>
          </table:table-cell>
          <table:table-cell office:value-type="string" calcext:value-type="string">
            <text:p>25-Test</text:p>
          </table:table-cell>
          <table:table-cell office:value-type="date" office:date-value="2018-09-29" calcext:value-type="date">
            <text:p>2018-09-29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gfix</text:p>
          </table:table-cell>
          <table:table-cell office:value-type="string" calcext:value-type="string">
            <text:p>sp_FETSchedule_Get</text:p>
          </table:table-cell>
          <table:table-cell office:value-type="string" calcext:value-type="string">
            <text:p>OK</text:p>
          </table:table-cell>
          <table:table-cell table:number-columns-repeated="1012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BT_3.0</text:p>
          </table:table-cell>
          <table:table-cell office:value-type="string" calcext:value-type="string">
            <text:p>25-DEMO</text:p>
          </table:table-cell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1) API/views.py </text:p>
            <text:p>2) API/urls.py</text:p>
            <text:p>3) Transaction/views.py</text:p>
          </table:table-cell>
          <table:table-cell/>
          <table:table-cell office:value-type="string" calcext:value-type="string">
            <text:p>Update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VN</text:p>
          </table:table-cell>
          <table:table-cell table:number-columns-repeated="1010"/>
        </table:table-row>
        <table:table-row table:style-name="ro11"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UAT_3.4</text:p>
          </table:table-cell>
          <table:table-cell table:style-name="ce2" office:value-type="string" calcext:value-type="string">
            <text:p>96-UAT</text:p>
          </table:table-cell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1) API/views.py </text:p>
            <text:p>2) API/urls.py</text:p>
            <text:p>3) Transaction/views.py</text:p>
            <text:p>4) API/view_service.py</text:p>
          </table:table-cell>
          <table:table-cell/>
          <table:table-cell office:value-type="string" calcext:value-type="string">
            <text:p>Update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VN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2"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BT_3.1</text:p>
          </table:table-cell>
          <table:table-cell office:value-type="string" calcext:value-type="string">
            <text:p>25-DEMO</text:p>
          </table:table-cell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) API.</text:p>
            <text:p>2) Transaction</text:p>
          </table:table-cell>
          <table:table-cell office:value-type="string" calcext:value-type="string">
            <text:p>1) API/views.py</text:p>
            <text:p>2) API/Urls.py</text:p>
            <text:p>3) Transaction/Views.py</text:p>
            <text:p>4)Transaction/Model/mFET.py</text:p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VN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UAT_3.4</text:p>
          </table:table-cell>
          <table:table-cell office:value-type="string" calcext:value-type="string">
            <text:p>96-UAT</text:p>
          </table:table-cell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gfix</text:p>
          </table:table-cell>
          <table:table-cell office:value-type="string" calcext:value-type="string">
            <text:p>sp_FETSchedule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Ramesh</text:p>
          </table:table-cell>
          <table:table-cell table:number-columns-repeated="1010"/>
        </table:table-row>
        <table:table-row table:style-name="ro12">
          <table:table-cell table:style-name="Default" office:value-type="float" office:value="37" calcext:value-type="float">
            <text:p>37</text:p>
          </table:table-cell>
          <table:table-cell office:value-type="string" calcext:value-type="string">
            <text:p>UAT_3.5</text:p>
          </table:table-cell>
          <table:table-cell office:value-type="string" calcext:value-type="string">
            <text:p>96-UAT</text:p>
          </table:table-cell>
          <table:table-cell office:value-type="date" office:date-value="2018-10-04" calcext:value-type="date">
            <text:p>2018-10-04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) API.</text:p>
            <text:p>2) Transaction</text:p>
          </table:table-cell>
          <table:table-cell office:value-type="string" calcext:value-type="string">
            <text:p>1) API/views.py</text:p>
            <text:p>2) API/Urls.py</text:p>
            <text:p>3) Transaction/Views.py</text:p>
            <text:p>4)Transaction/Model/mFET.py</text:p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</text:p>
          </table:table-cell>
          <table:table-cell table:style-name="ce5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VN</text:p>
            <text:p/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Default" office:value-type="float" office:value="38" calcext:value-type="float">
            <text:p>38</text:p>
          </table:table-cell>
          <table:table-cell office:value-type="string" calcext:value-type="string">
            <text:p>BT_3.2</text:p>
          </table:table-cell>
          <table:table-cell office:value-type="string" calcext:value-type="string">
            <text:p>25-DEMO</text:p>
          </table:table-cell>
          <table:table-cell office:value-type="date" office:date-value="2018-10-04" calcext:value-type="date">
            <text:p>2018-10-04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) Service</text:p>
          </table:table-cell>
          <table:table-cell office:value-type="string" calcext:value-type="string">
            <text:p>1)Service/View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sp_FETScheduleAPI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VN</text:p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UAT_3.6</text:p>
          </table:table-cell>
          <table:table-cell office:value-type="string" calcext:value-type="string">
            <text:p>96-UAT</text:p>
          </table:table-cell>
          <table:table-cell office:value-type="date" office:date-value="2018-10-04" calcext:value-type="date">
            <text:p>2018-10-04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) Service</text:p>
          </table:table-cell>
          <table:table-cell office:value-type="string" calcext:value-type="string">
            <text:p>1)Service/View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sp_FETScheduleAPI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SVN</text:p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Online -96</text:p>
          </table:table-cell>
          <table:table-cell office:value-type="string" calcext:value-type="string">
            <text:p>96-Live</text:p>
          </table:table-cell>
          <table:table-cell office:value-type="date" office:date-value="2018-10-04" calcext:value-type="date">
            <text:p>2018-10-0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ugfix</text:p>
          </table:table-cell>
          <table:table-cell office:value-type="string" calcext:value-type="string">
            <text:p>sp_FETSchedule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2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BT_3.3</text:p>
          </table:table-cell>
          <table:table-cell office:value-type="string" calcext:value-type="string">
            <text:p>25-DEMO</text:p>
          </table:table-cell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</text:p>
            <text:p>Alter</text:p>
          </table:table-cell>
          <table:table-cell office:value-type="string" calcext:value-type="string">
            <text:p>sp_SRService_Get</text:p>
            <text:p>sp_FETScheduleAPI_Get</text:p>
            <text:p>sp_SalesOrder_Set</text:p>
            <text:p>sp_FETScheduleSPS_Set</text:p>
            <text:p/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2">
          <table:table-cell table:style-name="Default" office:value-type="float" office:value="42" calcext:value-type="float">
            <text:p>42</text:p>
          </table:table-cell>
          <table:table-cell office:value-type="string" calcext:value-type="string">
            <text:p>UAT_3.7</text:p>
          </table:table-cell>
          <table:table-cell office:value-type="string" calcext:value-type="string">
            <text:p>96-UAT</text:p>
          </table:table-cell>
          <table:table-cell office:value-type="date" office:date-value="2018-10-08" calcext:value-type="date">
            <text:p>2018-10-08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ew</text:p>
            <text:p>Alter</text:p>
          </table:table-cell>
          <table:table-cell office:value-type="string" calcext:value-type="string">
            <text:p/>
            <text:p>sp_FETScheduleAPI_Get</text:p>
            <text:p>sp_SalesOrder_Set</text:p>
            <text:p>sp_FETScheduleSPS_Set</text:p>
            <text:p/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4"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BT_3.4</text:p>
          </table:table-cell>
          <table:table-cell office:value-type="string" calcext:value-type="string">
            <text:p>25-DEMO as Online</text:p>
          </table:table-cell>
          <table:table-cell office:value-type="date" office:date-value="2018-10-09" calcext:value-type="date">
            <text:p>2018-10-09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-SP</text:p>
          </table:table-cell>
          <table:table-cell office:value-type="string" calcext:value-type="string">
            <text:p>1) Service/views.py</text:p>
            <text:p>2) Model/mService.py</text:p>
            <text:p>3) API/urls.py</text:p>
            <text:p>4) API/view_service.py</text:p>
            <text:p>5) API/views.py</text:p>
            <text:p>6) Master/Model/mVariable.py</text:p>
            <text:p>7) Transaction/Model/mFET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table:style-name="ce5" office:value-type="string" calcext:value-type="string">
            <text:p>1) sp_SRService_Get  </text:p>
            <text:p>2) sp_FETScheduleSPS_S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BT_3.5</text:p>
          </table:table-cell>
          <table:table-cell office:value-type="string" calcext:value-type="string">
            <text:p>25-DEMO</text:p>
          </table:table-cell>
          <table:table-cell office:value-type="date" office:date-value="2018-10-10" calcext:value-type="date">
            <text:p>2018-10-10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-SP</text:p>
          </table:table-cell>
          <table:table-cell office:value-type="string" calcext:value-type="string">
            <text:p>1) API/views.py</text:p>
            <text:p>2) Master/Model/mVariable.py</text:p>
            <text:p>3) Transaction/views.py</text:p>
            <text:p/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UMMenu_Get</text:p>
            <text:p>2) sp_UMEmployeevsMenu_Get</text:p>
            <text:p/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Include : addschedule</text:p>
          </table:table-cell>
          <table:table-cell table:number-columns-repeated="1008"/>
        </table:table-row>
        <table:table-row table:style-name="ro13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BT_3.6</text:p>
          </table:table-cell>
          <table:table-cell office:value-type="string" calcext:value-type="string">
            <text:p>25-DEMO</text:p>
          </table:table-cell>
          <table:table-cell office:value-type="date" office:date-value="2018-10-10" calcext:value-type="date">
            <text:p>2018-10-10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1) API/views.py</text:p>
            <text:p>2) Transaction/view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/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BT_3.7</text:p>
          </table:table-cell>
          <table:table-cell table:style-name="ce5" office:value-type="string" calcext:value-type="string">
            <text:p>25-DEMO</text:p>
          </table:table-cell>
          <table:table-cell office:value-type="date" office:date-value="2018-10-11" calcext:value-type="date">
            <text:p>2018-10-11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1) API/views.py</text:p>
            <text:p>2) API/url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office:value-type="string" calcext:value-type="string">
            <text:p>UAT_3.8</text:p>
          </table:table-cell>
          <table:table-cell office:value-type="string" calcext:value-type="string">
            <text:p>96-UAT</text:p>
          </table:table-cell>
          <table:table-cell office:value-type="date" office:date-value="2018-10-11" calcext:value-type="date">
            <text:p>2018-10-11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1) API/views.py</text:p>
            <text:p>2) API/urls.py</text:p>
            <text:p>3) Transaction/view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BT_3.8</text:p>
          </table:table-cell>
          <table:table-cell office:value-type="string" calcext:value-type="string">
            <text:p>25-DEMO</text:p>
          </table:table-cell>
          <table:table-cell office:value-type="date" office:date-value="2018-10-12" calcext:value-type="date">
            <text:p>2018-10-12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-Menu</text:p>
          </table:table-cell>
          <table:table-cell office:value-type="string" calcext:value-type="string">
            <text:p>1) UserMgmt/Views.py</text:p>
            <text:p/>
          </table:table-cell>
          <table:table-cell/>
          <table:table-cell office:value-type="string" calcext:value-type="string">
            <text:p>Alter</text:p>
          </table:table-cell>
          <table:table-cell office:value-type="string" calcext:value-type="string">
            <text:p>1)sp_SalesOrderFET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Sales <text:s/>Order To Date Change</text:p>
          </table:table-cell>
          <table:table-cell table:number-columns-repeated="1008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BT_3.9</text:p>
          </table:table-cell>
          <table:table-cell office:value-type="string" calcext:value-type="string">
            <text:p>25-DEMO</text:p>
          </table:table-cell>
          <table:table-cell office:value-type="date" office:date-value="2018-10-13" calcext:value-type="date">
            <text:p>2018-10-13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-API</text:p>
          </table:table-cell>
          <table:table-cell office:value-type="string" calcext:value-type="string">
            <text:p>1) API/views.py</text:p>
            <text:p>2) API/urls.py</text:p>
          </table:table-cell>
          <table:table-cell/>
          <table:table-cell office:value-type="string" calcext:value-type="string">
            <text:p>Update</text:p>
          </table:table-cell>
          <table:table-cell office:value-type="string" calcext:value-type="string">
            <text:p>1) sp_SRService_Get</text:p>
            <text:p>2) sp_SalesHistory_Get</text:p>
            <text:p/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5"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UAT_3.9</text:p>
          </table:table-cell>
          <table:table-cell office:value-type="string" calcext:value-type="string">
            <text:p>96-UAT</text:p>
          </table:table-cell>
          <table:table-cell office:value-type="date" office:date-value="2018-10-12" calcext:value-type="date">
            <text:p>2018-10-12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-Menu</text:p>
          </table:table-cell>
          <table:table-cell office:value-type="string" calcext:value-type="string">
            <text:p>1) API/views.py</text:p>
            <text:p>2) Master/Model/mVariable</text:p>
            <text:p>3) Bigflow/class1.py</text:p>
            <text:p>4) Bigflow/Menuclass.py</text:p>
            <text:p>5) Bigflow/Core/class1.py</text:p>
            <text:p>6) Bigflow/UserMgmt/views.py</text:p>
            <text:p>7) Bigflow/UserMgmt/templates/user_roleSummary.html</text:p>
            <text:p>8) API/urls.py</text:p>
          </table:table-cell>
          <table:table-cell table:number-columns-repeated="2"/>
          <table:table-cell table:style-name="ce5" office:value-type="string" calcext:value-type="string">
            <text:p><text:span text:style-name="T1">1) sp_UMMenu_Get</text:span></text:p>
            <text:p><text:span text:style-name="T1">2) sp_UMEmployeevsMenu_Get</text:span></text:p>
            <text:p><text:span text:style-name="T1">3) sp_SalesOrderFET_Get</text:span></text:p>
            <text:p><text:span text:style-name="T2">4) sp_SRService_Get</text:span></text:p>
            <text:p><text:span text:style-name="T2">5) sp_SalesHistory_Get</text:span></text:p>
            <text:p><text:span text:style-name="T2">6) sp_FETScheduleView_Get</text:span></text:p>
            <text:p/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UAT_4.0</text:p>
          </table:table-cell>
          <table:table-cell office:value-type="string" calcext:value-type="string">
            <text:p>96-UAT</text:p>
          </table:table-cell>
          <table:table-cell office:value-type="date" office:date-value="2018-10-15" calcext:value-type="date">
            <text:p>2018-10-15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1) UserMgmt/Model/muser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52" calcext:value-type="float">
            <text:p>52</text:p>
          </table:table-cell>
          <table:table-cell office:value-type="string" calcext:value-type="string">
            <text:p>BT_4.0</text:p>
          </table:table-cell>
          <table:table-cell office:value-type="string" calcext:value-type="string">
            <text:p>25-DEMO</text:p>
          </table:table-cell>
          <table:table-cell office:value-type="date" office:date-value="2018-10-15" calcext:value-type="date">
            <text:p>2018-10-15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1) API/view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53" calcext:value-type="float">
            <text:p>53</text:p>
          </table:table-cell>
          <table:table-cell office:value-type="string" calcext:value-type="string">
            <text:p>UAT_4.1</text:p>
          </table:table-cell>
          <table:table-cell office:value-type="string" calcext:value-type="string">
            <text:p>96-UAT</text:p>
          </table:table-cell>
          <table:table-cell office:value-type="date" office:date-value="2018-10-15" calcext:value-type="date">
            <text:p>2018-10-15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1) API/view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Default" office:value-type="float" office:value="54" calcext:value-type="float">
            <text:p>54</text:p>
          </table:table-cell>
          <table:table-cell office:value-type="string" calcext:value-type="string">
            <text:p>BT_4.1</text:p>
          </table:table-cell>
          <table:table-cell office:value-type="string" calcext:value-type="string">
            <text:p>25-DEMO</text:p>
          </table:table-cell>
          <table:table-cell office:value-type="date" office:date-value="2018-10-15" calcext:value-type="date">
            <text:p>2018-10-15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1) API/views.py</text:p>
            <text:p>2) API/url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Default" office:value-type="float" office:value="55" calcext:value-type="float">
            <text:p>55</text:p>
          </table:table-cell>
          <table:table-cell office:value-type="string" calcext:value-type="string">
            <text:p>UAT_4.2</text:p>
          </table:table-cell>
          <table:table-cell office:value-type="string" calcext:value-type="string">
            <text:p>96-UAT</text:p>
          </table:table-cell>
          <table:table-cell office:value-type="date" office:date-value="2018-10-15" calcext:value-type="date">
            <text:p>2018-10-15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1) API/views.py</text:p>
            <text:p>2) API/url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UAT_4.3</text:p>
          </table:table-cell>
          <table:table-cell office:value-type="string" calcext:value-type="string">
            <text:p>96-UAT as UAT</text:p>
          </table:table-cell>
          <table:table-cell office:value-type="date" office:date-value="2018-10-16" calcext:value-type="date">
            <text:p>2018-10-16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FETSchedule_Get</text:p>
            <text:p>2) sp_SalesOrder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BT_4.2</text:p>
          </table:table-cell>
          <table:table-cell office:value-type="string" calcext:value-type="string">
            <text:p>25-DEMO as UAT</text:p>
          </table:table-cell>
          <table:table-cell office:value-type="date" office:date-value="2018-10-16" calcext:value-type="date">
            <text:p>2018-10-16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<text:span text:style-name="T1">1) API/views.py</text:span></text:p>
            <text:p><text:span text:style-name="T1">2) API/urls.py</text:span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1) sp_FETReview_Get</text:p>
            <text:p>2) sp_Creditapproval_Get</text:p>
            <text:p>3) sp_SalesOrder_Get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office:value-type="string" calcext:value-type="string">
            <text:p>UAT_4.4</text:p>
          </table:table-cell>
          <table:table-cell office:value-type="string" calcext:value-type="string">
            <text:p>96-UAT</text:p>
          </table:table-cell>
          <table:table-cell office:value-type="date" office:date-value="2018-10-22" calcext:value-type="date">
            <text:p>2018-10-22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/SP</text:p>
          </table:table-cell>
          <table:table-cell table:style-name="ce5" office:value-type="string" calcext:value-type="string">
            <text:p><text:span text:style-name="T1">1) API/views.py</text:span></text:p>
            <text:p><text:span text:style-name="T1">2) API/urls.py</text:span></text:p>
          </table:table-cell>
          <table:table-cell/>
          <table:table-cell office:value-type="string" calcext:value-type="string">
            <text:p>Alter</text:p>
          </table:table-cell>
          <table:table-cell office:value-type="string" calcext:value-type="string">
            <text:p>1) sp_Employee_Get</text:p>
            <text:p>2) sp_CustomerFilter_Get</text:p>
            <text:p>3) sp_FETReview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59" calcext:value-type="float">
            <text:p>59</text:p>
          </table:table-cell>
          <table:table-cell office:value-type="string" calcext:value-type="string">
            <text:p>UAT_4.5</text:p>
          </table:table-cell>
          <table:table-cell office:value-type="string" calcext:value-type="string">
            <text:p>96-UAT</text:p>
          </table:table-cell>
          <table:table-cell office:value-type="date" office:date-value="2018-10-23" calcext:value-type="date">
            <text:p>2018-10-23</text:p>
          </table:table-cell>
          <table:table-cell office:value-type="string" calcext:value-type="string">
            <text:p>Bigflow</text:p>
          </table:table-cell>
          <table:table-cell/>
          <table:table-cell office:value-type="string" calcext:value-type="string">
            <text:p>API</text:p>
          </table:table-cell>
          <table:table-cell table:style-name="ce3" office:value-type="string" calcext:value-type="string">
            <text:p>1) Bigflow/Transaction/Model/mFET.py</text:p>
          </table:table-cell>
          <table:table-cell/>
          <table:table-cell office:value-type="string" calcext:value-type="string">
            <text:p>Al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60" calcext:value-type="float">
            <text:p>60</text:p>
          </table:table-cell>
          <table:table-cell office:value-type="string" calcext:value-type="string">
            <text:p>UAT_4.6</text:p>
          </table:table-cell>
          <table:table-cell office:value-type="string" calcext:value-type="string">
            <text:p>96-UAT</text:p>
          </table:table-cell>
          <table:table-cell office:value-type="date" office:date-value="2018-10-23" calcext:value-type="date">
            <text:p>2018-10-23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-page</text:p>
          </table:table-cell>
          <table:table-cell office:value-type="string" calcext:value-type="string">
            <text:p>1) Bigflow/master/Mode/mModel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Cluster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BT_4.3</text:p>
          </table:table-cell>
          <table:table-cell office:value-type="string" calcext:value-type="string">
            <text:p>25-DEMO</text:p>
          </table:table-cell>
          <table:table-cell office:value-type="date" office:date-value="2018-10-24" calcext:value-type="date">
            <text:p>2018-10-24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1) API/view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table:number-columns-repeated="2"/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UAT_4.7</text:p>
          </table:table-cell>
          <table:table-cell office:value-type="string" calcext:value-type="string">
            <text:p>96-UAT</text:p>
          </table:table-cell>
          <table:table-cell office:value-type="date" office:date-value="2018-10-24" calcext:value-type="date">
            <text:p>2018-10-24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-API</text:p>
          </table:table-cell>
          <table:table-cell table:style-name="ce5" office:value-type="string" calcext:value-type="string">
            <text:p>1) API/view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GetNextEmp</text:p>
            <text:p>2) sp_FETScheduleView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63" calcext:value-type="float">
            <text:p>63</text:p>
          </table:table-cell>
          <table:table-cell office:value-type="string" calcext:value-type="string">
            <text:p>UAT_4.7</text:p>
          </table:table-cell>
          <table:table-cell office:value-type="string" calcext:value-type="string">
            <text:p>96-UAT</text:p>
          </table:table-cell>
          <table:table-cell office:value-type="date" office:date-value="2018-10-24" calcext:value-type="date">
            <text:p>2018-10-24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-API</text:p>
          </table:table-cell>
          <table:table-cell table:style-name="ce5" office:value-type="string" calcext:value-type="string">
            <text:p>1) API/view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UAT_4.8</text:p>
          </table:table-cell>
          <table:table-cell office:value-type="string" calcext:value-type="string">
            <text:p>96-UAT</text:p>
          </table:table-cell>
          <table:table-cell office:value-type="date" office:date-value="2018-10-24" calcext:value-type="date">
            <text:p>2018-10-24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FETScheduleAPI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65" calcext:value-type="float">
            <text:p>65</text:p>
          </table:table-cell>
          <table:table-cell office:value-type="string" calcext:value-type="string">
            <text:p>UAT_4.9</text:p>
          </table:table-cell>
          <table:table-cell office:value-type="string" calcext:value-type="string">
            <text:p>96-UAT</text:p>
          </table:table-cell>
          <table:table-cell office:value-type="date" office:date-value="2018-10-25" calcext:value-type="date">
            <text:p>2018-10-25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FETScheduleAPI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66" calcext:value-type="float">
            <text:p>66</text:p>
          </table:table-cell>
          <table:table-cell office:value-type="string" calcext:value-type="string">
            <text:p>BT_4.4</text:p>
          </table:table-cell>
          <table:table-cell office:value-type="string" calcext:value-type="string">
            <text:p>25-DEMO</text:p>
          </table:table-cell>
          <table:table-cell office:value-type="date" office:date-value="2018-10-25" calcext:value-type="date">
            <text:p>2018-10-25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FETScheduleAPI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Default" office:value-type="float" office:value="67" calcext:value-type="float">
            <text:p>67</text:p>
          </table:table-cell>
          <table:table-cell office:value-type="string" calcext:value-type="string">
            <text:p>UAT_5.0</text:p>
          </table:table-cell>
          <table:table-cell office:value-type="string" calcext:value-type="string">
            <text:p>96-UAT</text:p>
          </table:table-cell>
          <table:table-cell office:value-type="date" office:date-value="2018-10-25" calcext:value-type="date">
            <text:p>2018-10-25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) API/views.py</text:p>
            <text:p>2) Bigflow/Transaction/Model/mSale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SalesOrder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68" calcext:value-type="float">
            <text:p>68</text:p>
          </table:table-cell>
          <table:table-cell office:value-type="string" calcext:value-type="string">
            <text:p>UAT_5.1</text:p>
          </table:table-cell>
          <table:table-cell office:value-type="string" calcext:value-type="string">
            <text:p>96-UAT</text:p>
          </table:table-cell>
          <table:table-cell office:value-type="date" office:date-value="2018-10-26" calcext:value-type="date">
            <text:p>2018-10-26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SalesOrder_S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69" calcext:value-type="float">
            <text:p>69</text:p>
          </table:table-cell>
          <table:table-cell office:value-type="string" calcext:value-type="string">
            <text:p>UAT_5.2</text:p>
          </table:table-cell>
          <table:table-cell office:value-type="string" calcext:value-type="string">
            <text:p>96-UAT</text:p>
          </table:table-cell>
          <table:table-cell office:value-type="date" office:date-value="2018-10-26" calcext:value-type="date">
            <text:p>2018-10-26</text:p>
          </table:table-cell>
          <table:table-cell office:value-type="string" calcext:value-type="string">
            <text:p>Bigflow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) API/view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UAT_5.3</text:p>
          </table:table-cell>
          <table:table-cell office:value-type="string" calcext:value-type="string">
            <text:p>96-UAT</text:p>
          </table:table-cell>
          <table:table-cell office:value-type="date" office:date-value="2018-10-29" calcext:value-type="date">
            <text:p>2018-10-29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Comments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Default" office:value-type="float" office:value="71" calcext:value-type="float">
            <text:p>71</text:p>
          </table:table-cell>
          <table:table-cell office:value-type="string" calcext:value-type="string">
            <text:p>UAT_5.3</text:p>
          </table:table-cell>
          <table:table-cell office:value-type="string" calcext:value-type="string">
            <text:p>96-UAT</text:p>
          </table:table-cell>
          <table:table-cell office:value-type="date" office:date-value="2018-11-01" calcext:value-type="date">
            <text:p>2018-11-01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Comments_Get</text:p>
            <text:p>2) sp_FETSchedule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Default" office:value-type="float" office:value="72" calcext:value-type="float">
            <text:p>72</text:p>
          </table:table-cell>
          <table:table-cell office:value-type="string" calcext:value-type="string">
            <text:p>BT_4.5</text:p>
          </table:table-cell>
          <table:table-cell office:value-type="string" calcext:value-type="string">
            <text:p>25-DEMO</text:p>
          </table:table-cell>
          <table:table-cell office:value-type="date" office:date-value="2018-11-01" calcext:value-type="date">
            <text:p>2018-11-01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Comments_Get</text:p>
            <text:p>2) sp_FETSchedule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73" calcext:value-type="float">
            <text:p>73</text:p>
          </table:table-cell>
          <table:table-cell office:value-type="string" calcext:value-type="string">
            <text:p>UAT_5.4</text:p>
          </table:table-cell>
          <table:table-cell office:value-type="string" calcext:value-type="string">
            <text:p>96-UAT</text:p>
          </table:table-cell>
          <table:table-cell office:value-type="date" office:date-value="2018-11-02" calcext:value-type="date">
            <text:p>2018-11-02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sp_FETScheduleAPI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Default" office:value-type="float" office:value="74" calcext:value-type="float">
            <text:p>74</text:p>
          </table:table-cell>
          <table:table-cell office:value-type="string" calcext:value-type="string">
            <text:p>BT_4.6</text:p>
          </table:table-cell>
          <table:table-cell office:value-type="string" calcext:value-type="string">
            <text:p>25-DEMO</text:p>
          </table:table-cell>
          <table:table-cell office:value-type="date" office:date-value="2018-11-02" calcext:value-type="date">
            <text:p>2018-11-02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sp_FETScheduleAPI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3"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Sally_API_1.0</text:p>
          </table:table-cell>
          <table:table-cell office:value-type="string" calcext:value-type="string">
            <text:p>25-Sally_API</text:p>
          </table:table-cell>
          <table:table-cell office:value-type="date" office:date-value="2018-11-02" calcext:value-type="date">
            <text:p>2018-11-02</text:p>
          </table:table-cell>
          <table:table-cell office:value-type="string" calcext:value-type="string">
            <text:p>Sally_AP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1) Sally_API/Sales/views.py</text:p>
            <text:p>2) Sally_API/Sales/model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amesh</text:p>
          </table:table-cell>
          <table:table-cell table:number-columns-repeated="1009"/>
        </table:table-row>
        <table:table-row table:style-name="ro10">
          <table:table-cell table:style-name="ce4" office:value-type="float" office:value="76" calcext:value-type="float">
            <text:p>76</text:p>
          </table:table-cell>
          <table:table-cell office:value-type="string" calcext:value-type="string">
            <text:p>BD_2.2</text:p>
          </table:table-cell>
          <table:table-cell office:value-type="string" calcext:value-type="string">
            <text:p>25-Test</text:p>
          </table:table-cell>
          <table:table-cell office:value-type="date" office:date-value="2018-11-03" calcext:value-type="date">
            <text:p>2018-11-03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sp_SupplierProductMapping_Set 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Santhosh PO Chekcing</text:p>
          </table:table-cell>
          <table:table-cell office:value-type="string" calcext:value-type="string">
            <text:p>Checking</text:p>
          </table:table-cell>
          <table:table-cell table:number-columns-repeated="1007"/>
        </table:table-row>
        <table:table-row table:style-name="ro10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UAT_5.5</text:p>
          </table:table-cell>
          <table:table-cell office:value-type="string" calcext:value-type="string">
            <text:p>96-UAT</text:p>
          </table:table-cell>
          <table:table-cell office:value-type="date" office:date-value="2018-11-12" calcext:value-type="date">
            <text:p>2018-11-12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1) sp_Latlong_G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FET_EMPLOYEE_INTERVAL</text:p>
          </table:table-cell>
          <table:table-cell table:number-columns-repeated="1008"/>
        </table:table-row>
        <table:table-row table:style-name="ro13">
          <table:table-cell table:style-name="ce4" office:value-type="float" office:value="78" calcext:value-type="float">
            <text:p>78</text:p>
          </table:table-cell>
          <table:table-cell office:value-type="string" calcext:value-type="string">
            <text:p>BT_4.7</text:p>
          </table:table-cell>
          <table:table-cell office:value-type="string" calcext:value-type="string">
            <text:p>25-DEMO</text:p>
          </table:table-cell>
          <table:table-cell office:value-type="date" office:date-value="2018-11-12" calcext:value-type="date">
            <text:p>2018-11-12</text:p>
          </table:table-cell>
          <table:table-cell office:value-type="string" calcext:value-type="string">
            <text:p>Bigflow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) API/views.py</text:p>
            <text:p>2) API/urls.p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1) sp_Login_Se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7 server Sally</text:p>
          </table:table-cell>
          <table:table-cell office:value-type="string" calcext:value-type="string">
            <text:p>Ramesh</text:p>
          </table:table-cell>
          <table:table-cell office:value-type="string" calcext:value-type="string">
            <text:p>Device Details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15:45:53.043694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7:51:16.507309111</meta:creation-date>
    <dc:date>2018-11-12T15:50:06.033455418</dc:date>
    <meta:editing-duration>P1DT1H29M52S</meta:editing-duration>
    <meta:editing-cycles>115</meta:editing-cycles>
    <meta:generator>LibreOffice/5.1.6.2$Linux_X86_64 LibreOffice_project/10m0$Build-2</meta:generator>
    <meta:document-statistic meta:table-count="1" meta:cell-count="1017" meta:object-count="0"/>
  </office:meta>
</office:document-meta>
</file>